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0f5c2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5pt" fo:font-weight="normal" officeooo:rsid="000f5c23" officeooo:paragraph-rsid="000f5c23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19aab5" officeooo:paragraph-rsid="0019aab5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3pt" fo:font-style="normal" fo:font-weight="normal" officeooo:rsid="00112dcd" officeooo:paragraph-rsid="000f5c23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6pt" fo:font-style="normal" fo:font-weight="normal" officeooo:rsid="000f5c23" officeooo:paragraph-rsid="000f5c23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9aab5" officeooo:paragraph-rsid="0019aab5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6pt" fo:font-weight="normal" officeooo:rsid="00138c29" officeooo:paragraph-rsid="0019aab5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ize="6pt" fo:font-weight="normal" officeooo:rsid="000f3183" officeooo:paragraph-rsid="000f3183" style:font-size-asian="5.25pt" style:font-weight-asian="normal" style:font-size-complex="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6pt" fo:font-weight="normal" officeooo:rsid="000f5c23" officeooo:paragraph-rsid="000f5c23" style:font-size-asian="5.25pt" style:font-weight-asian="normal" style:font-size-complex="6pt" style:font-weight-complex="normal"/>
    </style:style>
    <style:style style:name="P16" style:family="paragraph" style:parent-style-name="Standard">
      <style:text-properties style:font-name="Liberation Serif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officeooo:rsid="0019aab5" officeooo:paragraph-rsid="0019aab5" style:font-size-asian="15pt" style:font-size-complex="15pt"/>
    </style:style>
    <style:style style:name="P18" style:family="paragraph" style:parent-style-name="Standard">
      <style:text-properties style:font-name="Liberation Serif" fo:font-size="6pt" style:font-size-asian="5.25pt" style:font-size-complex="6pt"/>
    </style:style>
    <style:style style:name="P19" style:family="paragraph" style:parent-style-name="Standard">
      <style:paragraph-properties fo:text-align="justify" style:justify-single-word="false"/>
      <style:text-properties style:font-name="Liberation Serif"/>
    </style:style>
    <style:style style:name="P20" style:family="paragraph" style:parent-style-name="Standard">
      <style:text-properties fo:color="#333333" style:font-name="Liberation Sans"/>
    </style:style>
    <style:style style:name="P21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fe7d7" officeooo:paragraph-rsid="001fe7d7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43d32" officeooo:paragraph-rsid="00176ecb" style:font-size-asian="5.25pt" style:font-weight-asian="normal" style:font-size-complex="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33333" style:font-name="Liberation Sans" fo:font-size="6pt" fo:font-weight="normal" officeooo:rsid="001fe7d7" officeooo:paragraph-rsid="001fe7d7" style:font-size-asian="5.25pt" style:font-weight-asian="normal" style:font-size-complex="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333333" style:font-name="Courier" fo:font-size="6pt" fo:font-style="normal" fo:font-weight="normal" officeooo:rsid="000f5c23" officeooo:paragraph-rsid="000f5c23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0f3183" officeooo:paragraph-rsid="000f3183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1fe7d7"/>
    </style:style>
    <style:style style:name="P31" style:family="paragraph" style:parent-style-name="Standard">
      <style:paragraph-properties fo:text-align="justify" style:justify-single-word="false"/>
      <style:text-properties officeooo:paragraph-rsid="00249860"/>
    </style:style>
    <style:style style:name="P32" style:family="paragraph" style:parent-style-name="Standard">
      <style:paragraph-properties fo:text-align="justify" style:justify-single-word="false"/>
      <style:text-properties officeooo:paragraph-rsid="00143d32"/>
    </style:style>
    <style:style style:name="P33" style:family="paragraph" style:parent-style-name="Standard">
      <style:paragraph-properties fo:text-align="justify" style:justify-single-word="false"/>
      <style:text-properties officeooo:paragraph-rsid="00346204"/>
    </style:style>
    <style:style style:name="P34" style:family="paragraph" style:parent-style-name="Standard">
      <style:paragraph-properties fo:text-align="start" style:justify-single-word="false"/>
      <style:text-properties fo:color="#ff0000" style:font-name="Liberation Serif" fo:font-size="6pt" fo:font-weight="bold" officeooo:rsid="00138c29" officeooo:paragraph-rsid="00138c29" style:font-size-asian="5.25pt" style:font-weight-asian="bold" style:font-size-complex="6pt" style:font-weight-complex="bold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Standard">
      <style:text-properties officeooo:paragraph-rsid="00373ca1"/>
    </style:style>
    <style:style style:name="P37" style:family="paragraph" style:parent-style-name="Standard">
      <style:text-properties officeooo:paragraph-rsid="003ed368"/>
    </style:style>
    <style:style style:name="P38" style:family="paragraph" style:parent-style-name="Standard">
      <style:text-properties officeooo:rsid="00423742" officeooo:paragraph-rsid="00427a12"/>
    </style:style>
    <style:style style:name="P39" style:family="paragraph" style:parent-style-name="Standard">
      <style:paragraph-properties fo:break-before="page"/>
      <style:text-properties officeooo:paragraph-rsid="003ed368"/>
    </style:style>
    <style:style style:name="P40" style:family="paragraph" style:parent-style-name="Text_20_body">
      <style:text-properties style:font-name="Liberation Serif" fo:font-size="13pt" style:font-size-asian="11.3500003814697pt" style:font-size-complex="13pt"/>
    </style:style>
    <style:style style:name="P41" style:family="paragraph" style:parent-style-name="Text_20_body">
      <style:text-properties style:font-name="Liberation Serif" fo:font-size="13pt" officeooo:rsid="00294d4e" officeooo:paragraph-rsid="00294d4e" style:font-size-asian="11.3500003814697pt" style:font-size-complex="13pt"/>
    </style:style>
    <style:style style:name="P42" style:family="paragraph" style:parent-style-name="Standard">
      <style:paragraph-properties fo:text-align="start" style:justify-single-word="false"/>
      <style:text-properties fo:color="#333333" style:font-name="Liberation Sans" fo:font-size="6pt" fo:font-weight="normal" officeooo:rsid="00119f83" officeooo:paragraph-rsid="00119f83" style:font-size-asian="5.25pt" style:font-weight-asian="normal" style:font-size-complex="6pt" style:font-weight-complex="normal"/>
    </style:style>
    <style:style style:name="P43" style:family="paragraph" style:parent-style-name="Standard">
      <style:text-properties fo:color="#333333" style:font-name="Liberation Sans" fo:font-size="6pt" fo:font-weight="normal" officeooo:rsid="00249860" style:font-size-asian="5.25pt" style:font-weight-asian="normal" style:font-size-complex="6pt" style:font-weight-complex="normal"/>
    </style:style>
    <style:style style:name="P44" style:family="paragraph" style:parent-style-name="Standard">
      <style:text-properties fo:color="#333333" style:font-name="Liberation Sans" fo:font-size="6pt" officeooo:paragraph-rsid="00373ca1" style:font-size-asian="5.25pt" style:font-size-complex="6pt"/>
    </style:style>
    <style:style style:name="P45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paragraph-rsid="001fe7d7" style:font-size-asian="11.3500003814697pt" style:font-weight-asian="normal" style:font-size-complex="13pt" style:font-weight-complex="normal"/>
    </style:style>
    <style:style style:name="P46" style:family="paragraph" style:parent-style-name="Standard">
      <style:text-properties fo:color="#333333" style:font-name="Liberation Sans" fo:font-size="13pt" fo:font-weight="normal" officeooo:rsid="00249860" style:font-size-asian="13pt" style:font-weight-asian="normal" style:font-size-complex="13pt" style:font-weight-complex="normal"/>
    </style:style>
    <style:style style:name="P47" style:family="paragraph" style:parent-style-name="Standard">
      <style:text-properties fo:color="#333333" style:font-name="Liberation Sans" fo:font-size="13pt" style:font-size-asian="13pt" style:font-size-complex="13pt"/>
    </style:style>
    <style:style style:name="P48" style:family="paragraph" style:parent-style-name="Standard">
      <style:text-properties fo:color="#333333" style:font-name="Liberation Sans" fo:font-size="13pt" officeooo:paragraph-rsid="00373ca1" style:font-size-asian="13pt" style:font-size-complex="13pt"/>
    </style:style>
    <style:style style:name="P49" style:family="paragraph" style:parent-style-name="Standard">
      <style:text-properties fo:color="#333333" style:font-name="Liberation Sans" fo:font-size="13pt" officeooo:rsid="003b937c" style:font-size-asian="13pt" style:font-size-complex="13pt"/>
    </style:style>
    <style:style style:name="P50" style:family="paragraph" style:parent-style-name="Standard">
      <style:text-properties fo:color="#333333" style:font-name="Liberation Sans" fo:font-size="13pt" officeooo:rsid="003bb43c" officeooo:paragraph-rsid="003ed368" style:font-size-asian="13pt" style:font-size-complex="13pt"/>
    </style:style>
    <style:style style:name="P51" style:family="paragraph" style:parent-style-name="Standard">
      <style:text-properties fo:color="#333333" style:font-name="Liberation Sans" fo:font-size="13pt" officeooo:rsid="003ed368" officeooo:paragraph-rsid="003ed368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fo:color="#333333" style:font-name="Liberation Serif" fo:font-size="6pt" fo:font-weight="normal" officeooo:rsid="00119f83" officeooo:paragraph-rsid="00119f83" style:font-size-asian="5.25pt" style:font-weight-asian="normal" style:font-size-complex="6pt" style:font-weight-complex="normal"/>
    </style:style>
    <style:style style:name="P53" style:family="paragraph" style:parent-style-name="Standard">
      <style:text-properties fo:font-size="13pt" officeooo:rsid="00423742" officeooo:paragraph-rsid="0042374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fo:color="#111111" style:font-name="Liberation Serif" fo:font-size="13pt" fo:font-weight="normal" officeooo:rsid="00210bc8" officeooo:paragraph-rsid="001fe7d7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111111" style:font-name="Liberation Serif" fo:font-size="13pt" fo:font-weight="normal" officeooo:rsid="0022f1b0" officeooo:paragraph-rsid="00249860" style:font-size-asian="11.3500003814697pt" style:font-weight-asian="normal" style:font-size-complex="13pt" style:font-weight-complex="normal"/>
    </style:style>
    <style:style style:name="P56" style:family="paragraph" style:parent-style-name="Standard">
      <style:text-properties fo:color="#111111" style:font-name="Liberation Serif" fo:font-size="13pt" fo:font-weight="normal" officeooo:rsid="002788c2" style:font-size-asian="11.3500003814697pt" style:font-weight-asian="normal" style:font-size-complex="13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111111" style:font-name="Liberation Serif" fo:font-size="6pt" fo:font-weight="normal" officeooo:rsid="0023a9ea" officeooo:paragraph-rsid="001fe7d7" style:font-size-asian="5.25pt" style:font-weight-asian="normal" style:font-size-complex="6pt" style:font-weight-complex="normal"/>
    </style:style>
    <style:style style:name="P58" style:family="paragraph" style:parent-style-name="Standard">
      <style:text-properties style:font-name="Liberation Serif" fo:font-size="13pt" officeooo:rsid="003b937c" style:font-size-asian="13pt" style:font-size-complex="13pt"/>
    </style:style>
    <style:style style:name="P59" style:family="paragraph" style:parent-style-name="Standard">
      <style:text-properties fo:font-size="6pt" style:font-size-asian="5.25pt" style:font-size-complex="6pt"/>
    </style:style>
    <style:style style:name="P60" style:family="paragraph" style:parent-style-name="Standard">
      <style:paragraph-properties fo:text-align="center" style:justify-single-word="false"/>
      <style:text-properties fo:color="#000000" style:font-name="Liberation Serif" fo:font-size="6pt" fo:font-weight="normal" officeooo:rsid="00138c29" officeooo:paragraph-rsid="00138c29" style:font-size-asian="5.25pt" style:font-weight-asian="normal" style:font-size-complex="6pt" style:font-weight-complex="normal"/>
    </style:style>
    <style:style style:name="P61" style:family="paragraph" style:parent-style-name="Heading_20_1">
      <style:text-properties officeooo:rsid="004543a0" officeooo:paragraph-rsid="004543a0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text-align="start" style:justify-single-word="false" fo:break-before="page"/>
    </style:style>
    <style:style style:name="P64" style:family="paragraph" style:parent-style-name="Heading_20_1">
      <style:paragraph-properties fo:break-before="page"/>
      <style:text-properties fo:font-size="18.2000007629395pt" style:font-size-asian="18.2000007629395pt" style:font-size-complex="18.2000007629395pt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Heading_20_2">
      <style:text-properties style:font-name="Liberation Sans" fo:font-weight="bold" style:font-weight-asian="bold" style:font-weight-complex="bold"/>
    </style:style>
    <style:style style:name="P68" style:family="paragraph" style:parent-style-name="Heading_20_2">
      <style:text-properties fo:color="#000000" fo:font-size="16.1000003814697pt" fo:font-weight="bold" style:font-size-asian="16.1000003814697pt" style:font-weight-asian="bold" style:font-size-complex="16.1000003814697pt" style:font-weight-complex="bold"/>
    </style:style>
    <style:style style:name="P69" style:family="paragraph" style:parent-style-name="Heading_20_3">
      <style:paragraph-properties fo:break-before="page"/>
    </style:style>
    <style:style style:name="P7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112dcd" style:font-size-asian="11.3500003814697pt" style:font-style-asian="normal" style:font-size-complex="13pt" style:font-style-complex="normal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font-size="13pt" officeooo:rsid="001c86e2" style:font-size-asian="11.3500003814697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373ca1" style:font-size-asian="13pt" style:font-size-complex="13pt"/>
    </style:style>
    <style:style style:name="T7" style:family="text">
      <style:text-properties fo:font-size="13pt" officeooo:rsid="003b937c" style:font-size-asian="13pt" style:font-size-complex="13pt"/>
    </style:style>
    <style:style style:name="T8" style:family="text">
      <style:text-properties fo:font-size="13pt" officeooo:rsid="003bb43c" style:font-size-asian="13pt" style:font-size-complex="13pt"/>
    </style:style>
    <style:style style:name="T9" style:family="text">
      <style:text-properties fo:font-size="13pt" officeooo:rsid="00423742" style:font-size-asian="13pt" style:font-size-complex="13pt"/>
    </style:style>
    <style:style style:name="T10" style:family="text">
      <style:text-properties fo:font-size="13pt" fo:font-weight="normal" officeooo:rsid="00249860" style:font-size-asian="13pt" style:font-weight-asian="normal" style:font-size-complex="13pt" style:font-weight-complex="normal"/>
    </style:style>
    <style:style style:name="T11" style:family="text">
      <style:text-properties fo:color="#808080"/>
    </style:style>
    <style:style style:name="T12" style:family="text">
      <style:text-properties fo:color="#333333"/>
    </style:style>
    <style:style style:name="T13" style:family="text">
      <style:text-properties fo:color="#333333" style:font-name="Liberation Sans"/>
    </style:style>
    <style:style style:name="T14" style:family="text">
      <style:text-properties fo:color="#333333" style:font-name="Liberation Sans" fo:font-style="normal" style:font-size-asian="13pt" style:font-style-asian="normal" style:font-style-complex="normal"/>
    </style:style>
    <style:style style:name="T15" style:family="text">
      <style:text-properties fo:color="#333333" style:font-name="Liberation Sans" fo:font-size="13pt" fo:font-style="normal" officeooo:rsid="00112dcd" style:font-size-asian="13pt" style:font-style-asian="normal" style:font-size-complex="13pt" style:font-style-complex="normal"/>
    </style:style>
    <style:style style:name="T16" style:family="text">
      <style:text-properties fo:color="#333333" style:font-name="Liberation Sans" fo:font-size="13pt" fo:font-style="normal" officeooo:rsid="00119f83" style:font-size-asian="13pt" style:font-style-asian="normal" style:font-size-complex="13pt" style:font-style-complex="normal"/>
    </style:style>
    <style:style style:name="T17" style:family="text">
      <style:text-properties fo:color="#333333" style:font-name="Liberation Sans" fo:font-size="13pt" fo:font-style="normal" style:font-size-asian="11.3500003814697pt" style:font-style-asian="normal" style:font-size-complex="13pt" style:font-style-complex="normal"/>
    </style:style>
    <style:style style:name="T18" style:family="text">
      <style:text-properties fo:color="#333333" style:font-name="Liberation Sans" fo:font-size="13pt" fo:font-style="normal" fo:font-weight="normal" officeooo:rsid="00346204" style:font-size-asian="11.3500003814697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333333" style:font-name="Liberation Sans" fo:font-size="13pt" style:font-size-asian="11.3500003814697pt" style:font-size-complex="13pt"/>
    </style:style>
    <style:style style:name="T20" style:family="text">
      <style:text-properties fo:color="#333333" style:font-name="Liberation Sans" fo:font-size="13pt" style:font-size-asian="13pt" style:font-size-complex="13pt"/>
    </style:style>
    <style:style style:name="T21" style:family="text">
      <style:text-properties fo:color="#333333" style:font-name="Liberation Sans" fo:font-size="13pt" officeooo:rsid="00373ca1" style:font-size-asian="13pt" style:font-size-complex="13pt"/>
    </style:style>
    <style:style style:name="T22" style:family="text">
      <style:text-properties fo:color="#333333" style:font-name="Liberation Sans" fo:font-size="13pt" officeooo:rsid="003b937c" style:font-size-asian="13pt" style:font-size-complex="13pt"/>
    </style:style>
    <style:style style:name="T23" style:family="text">
      <style:text-properties fo:color="#333333" style:font-name="Liberation Sans" fo:font-size="13pt" officeooo:rsid="003bb43c" style:font-size-asian="13pt" style:font-size-complex="13pt"/>
    </style:style>
    <style:style style:name="T24" style:family="text">
      <style:text-properties fo:color="#333333" style:font-name="Liberation Sans" fo:font-size="13pt" officeooo:rsid="003ed368" style:font-size-asian="13pt" style:font-size-complex="13pt"/>
    </style:style>
    <style:style style:name="T25" style:family="text">
      <style:text-properties fo:color="#333333" style:font-name="Liberation Sans" fo:font-size="13pt" officeooo:rsid="00423742" style:font-size-asian="13pt" style:font-size-complex="13pt"/>
    </style:style>
    <style:style style:name="T26" style:family="text">
      <style:text-properties fo:color="#333333" style:font-name="Liberation Sans" fo:font-size="13pt" officeooo:rsid="0043165b" style:font-size-asian="13pt" style:font-size-complex="13pt"/>
    </style:style>
    <style:style style:name="T27" style:family="text">
      <style:text-properties fo:color="#333333" style:font-name="Liberation Sans" fo:font-size="13pt" fo:font-weight="normal" officeooo:rsid="001a5419" style:font-size-asian="11.3500003814697pt" style:font-weight-asian="normal" style:font-size-complex="13pt" style:font-weight-complex="normal"/>
    </style:style>
    <style:style style:name="T28" style:family="text">
      <style:text-properties fo:color="#333333" style:font-name="Liberation Sans" fo:font-size="13pt" fo:font-weight="normal" officeooo:rsid="001e8c5d" style:font-size-asian="11.3500003814697pt" style:font-weight-asian="normal" style:font-size-complex="13pt" style:font-weight-complex="normal"/>
    </style:style>
    <style:style style:name="T29" style:family="text">
      <style:text-properties fo:color="#333333" style:font-name="Liberation Sans" fo:font-size="13pt" fo:font-weight="normal" officeooo:rsid="00210bc8" style:font-size-asian="11.3500003814697pt" style:font-weight-asian="normal" style:font-size-complex="13pt" style:font-weight-complex="normal"/>
    </style:style>
    <style:style style:name="T30" style:family="text">
      <style:text-properties fo:color="#333333" style:font-name="Liberation Sans" fo:font-size="13pt" fo:font-weight="normal" officeooo:rsid="00222e8d" style:font-size-asian="11.3500003814697pt" style:font-weight-asian="normal" style:font-size-complex="13pt" style:font-weight-complex="normal"/>
    </style:style>
    <style:style style:name="T31" style:family="text">
      <style:text-properties fo:color="#333333" style:font-name="Liberation Sans" fo:font-size="13pt" fo:font-weight="normal" officeooo:rsid="0023a9ea" style:font-size-asian="11.3500003814697pt" style:font-weight-asian="normal" style:font-size-complex="13pt" style:font-weight-complex="normal"/>
    </style:style>
    <style:style style:name="T32" style:family="text">
      <style:text-properties fo:color="#333333" style:font-name="Liberation Sans" fo:font-size="13pt" fo:font-weight="normal" officeooo:rsid="002788c2" style:font-size-asian="11.3500003814697pt" style:font-weight-asian="normal" style:font-size-complex="13pt" style:font-weight-complex="normal"/>
    </style:style>
    <style:style style:name="T33" style:family="text">
      <style:text-properties fo:color="#333333" style:font-name="Liberation Sans" fo:font-size="13pt" fo:font-weight="normal" officeooo:rsid="00249860" style:font-size-asian="13pt" style:font-weight-asian="normal" style:font-size-complex="13pt" style:font-weight-complex="normal"/>
    </style:style>
    <style:style style:name="T34" style:family="text">
      <style:text-properties fo:color="#333333" style:font-name="Liberation Sans" fo:font-size="13pt" fo:font-weight="normal" officeooo:rsid="002a48b6" style:font-size-asian="13pt" style:font-weight-asian="normal" style:font-size-complex="13pt" style:font-weight-complex="normal"/>
    </style:style>
    <style:style style:name="T35" style:family="text">
      <style:text-properties fo:color="#333333" style:font-name="Liberation Sans" fo:font-size="13pt" fo:font-weight="normal" officeooo:rsid="002e07eb" style:font-size-asian="13pt" style:font-weight-asian="normal" style:font-size-complex="13pt" style:font-weight-complex="normal"/>
    </style:style>
    <style:style style:name="T36" style:family="text">
      <style:text-properties fo:color="#333333" style:font-name="Liberation Sans" style:font-size-asian="13pt"/>
    </style:style>
    <style:style style:name="T37" style:family="text">
      <style:text-properties fo:color="#333333" style:font-name="Liberation Sans" officeooo:rsid="00119f83" style:font-size-asian="13pt"/>
    </style:style>
    <style:style style:name="T38" style:family="text">
      <style:text-properties fo:color="#333333" style:font-name="Liberation Sans" officeooo:rsid="00176ecb"/>
    </style:style>
    <style:style style:name="T39" style:family="text">
      <style:text-properties fo:color="#333333" style:font-name="Liberation Sans" officeooo:rsid="0030c1a4"/>
    </style:style>
    <style:style style:name="T40" style:family="text">
      <style:text-properties fo:color="#333333" style:font-name="Liberation Sans" officeooo:rsid="0022f1b0"/>
    </style:style>
    <style:style style:name="T41" style:family="text">
      <style:text-properties fo:color="#333333" style:font-name="Liberation Sans1" fo:font-size="13pt" officeooo:rsid="00427a12" style:font-size-asian="13pt" style:font-size-complex="13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119f83"/>
    </style:style>
    <style:style style:name="T44" style:family="text">
      <style:text-properties fo:color="#ff0000" style:font-name="Liberation Sans" fo:font-weight="bold" style:font-weight-asian="bold" style:font-weight-complex="bold"/>
    </style:style>
    <style:style style:name="T45" style:family="text">
      <style:text-properties style:font-name="Liberation Serif" fo:font-size="13pt" style:font-size-asian="11.3500003814697pt" style:font-size-complex="13pt"/>
    </style:style>
    <style:style style:name="T46" style:family="text">
      <style:text-properties style:font-name="Liberation Sans"/>
    </style:style>
    <style:style style:name="T47" style:family="text">
      <style:text-properties style:font-name="Liberation Sans" officeooo:rsid="00176ecb"/>
    </style:style>
    <style:style style:name="T48" style:family="text">
      <style:text-properties style:font-name="Liberation Sans" officeooo:rsid="00249860"/>
    </style:style>
    <style:style style:name="T49" style:family="text">
      <style:text-properties officeooo:rsid="00176ecb"/>
    </style:style>
    <style:style style:name="T50" style:family="text">
      <style:text-properties fo:color="#111111"/>
    </style:style>
    <style:style style:name="T51" style:family="text">
      <style:text-properties fo:color="#111111" style:font-name="Liberation Serif" officeooo:rsid="00176ecb"/>
    </style:style>
    <style:style style:name="T52" style:family="text">
      <style:text-properties fo:color="#111111" style:font-name="Liberation Serif" officeooo:rsid="00210bc8"/>
    </style:style>
    <style:style style:name="T53" style:family="text">
      <style:text-properties fo:color="#111111" style:font-name="Liberation Serif" fo:font-size="13pt" fo:font-weight="normal" officeooo:rsid="00210bc8" style:font-size-asian="11.3500003814697pt" style:font-weight-asian="normal" style:font-size-complex="13pt" style:font-weight-complex="normal"/>
    </style:style>
    <style:style style:name="T54" style:family="text">
      <style:text-properties fo:color="#111111" style:font-name="Liberation Serif" fo:font-size="13pt" fo:font-weight="normal" officeooo:rsid="00222e8d" style:font-size-asian="11.3500003814697pt" style:font-weight-asian="normal" style:font-size-complex="13pt" style:font-weight-complex="normal"/>
    </style:style>
    <style:style style:name="T55" style:family="text">
      <style:text-properties fo:color="#111111" style:font-name="Liberation Serif" fo:font-size="13pt" fo:font-weight="normal" officeooo:rsid="0022f1b0" style:font-size-asian="11.3500003814697pt" style:font-weight-asian="normal" style:font-size-complex="13pt" style:font-weight-complex="normal"/>
    </style:style>
    <style:style style:name="T56" style:family="text">
      <style:text-properties fo:color="#111111" style:font-name="Liberation Serif" fo:font-size="13pt" fo:font-weight="normal" officeooo:rsid="0023a9ea" style:font-size-asian="11.3500003814697pt" style:font-weight-asian="normal" style:font-size-complex="13pt" style:font-weight-complex="normal"/>
    </style:style>
    <style:style style:name="T57" style:family="text">
      <style:text-properties fo:color="#111111" style:font-name="Liberation Serif" fo:font-size="13pt" fo:font-weight="normal" officeooo:rsid="002788c2" style:font-size-asian="11.3500003814697pt" style:font-weight-asian="normal" style:font-size-complex="13pt" style:font-weight-complex="normal"/>
    </style:style>
    <style:style style:name="T58" style:family="text">
      <style:text-properties fo:color="#111111" style:font-name="Liberation Serif" fo:font-size="13pt" fo:font-weight="normal" officeooo:rsid="00319cf1" style:font-size-asian="11.3500003814697pt" style:font-weight-asian="normal" style:font-size-complex="13pt" style:font-weight-complex="normal"/>
    </style:style>
    <style:style style:name="T59" style:family="text">
      <style:text-properties fo:color="#111111" style:font-name="Liberation Serif" fo:font-size="13pt" fo:font-weight="normal" officeooo:rsid="002a48b6" style:font-size-asian="13pt" style:font-weight-asian="normal" style:font-size-complex="13pt" style:font-weight-complex="normal"/>
    </style:style>
    <style:style style:name="T60" style:family="text">
      <style:text-properties fo:color="#111111" style:font-name="Liberation Serif" fo:font-size="13pt" fo:font-weight="normal" officeooo:rsid="002ca107" style:font-size-asian="13pt" style:font-weight-asian="normal" style:font-size-complex="13pt" style:font-weight-complex="normal"/>
    </style:style>
    <style:style style:name="T61" style:family="text">
      <style:text-properties fo:color="#111111" style:font-name="Liberation Serif" fo:font-size="13pt" fo:font-weight="normal" officeooo:rsid="002e07eb" style:font-size-asian="13pt" style:font-weight-asian="normal" style:font-size-complex="13pt" style:font-weight-complex="normal"/>
    </style:style>
    <style:style style:name="T62" style:family="text">
      <style:text-properties fo:color="#111111" style:font-name="Liberation Serif" officeooo:rsid="00222e8d"/>
    </style:style>
    <style:style style:name="T63" style:family="text">
      <style:text-properties fo:color="#111111" style:font-name="Liberation Serif" officeooo:rsid="00259dc9"/>
    </style:style>
    <style:style style:name="T64" style:family="text">
      <style:text-properties fo:color="#111111" style:font-name="Liberation Sans" fo:font-weight="bold" style:font-weight-asian="bold" style:font-weight-complex="bold"/>
    </style:style>
    <style:style style:name="T65" style:family="text">
      <style:text-properties fo:color="#111111" officeooo:rsid="0023a9ea"/>
    </style:style>
    <style:style style:name="T66" style:family="text">
      <style:text-properties fo:color="#000000" style:font-name="Liberation Serif"/>
    </style:style>
    <style:style style:name="T67" style:family="text">
      <style:text-properties fo:color="#000000" style:font-name="Liberation Serif" officeooo:rsid="00176ecb"/>
    </style:style>
    <style:style style:name="T68" style:family="text">
      <style:text-properties fo:color="#000000" style:font-name="Liberation Serif" fo:font-size="13pt" fo:font-weight="normal" style:font-size-asian="11.3500003814697pt" style:font-weight-asian="normal" style:font-size-complex="13pt" style:font-weight-complex="normal"/>
    </style:style>
    <style:style style:name="T69" style:family="text">
      <style:text-properties fo:color="#000000" style:font-name="Liberation Serif" fo:font-size="13pt" fo:font-weight="normal" officeooo:rsid="001a5419" style:font-size-asian="11.3500003814697pt" style:font-weight-asian="normal" style:font-size-complex="13pt" style:font-weight-complex="normal"/>
    </style:style>
    <style:style style:name="T70" style:family="text">
      <style:text-properties fo:color="#000000" style:font-name="Liberation Serif" fo:font-size="13pt" fo:font-weight="normal" officeooo:rsid="0036c9e3" style:font-size-asian="13pt" style:font-weight-asian="normal" style:font-size-complex="13pt" style:font-weight-complex="normal"/>
    </style:style>
    <style:style style:name="T71" style:family="text">
      <style:text-properties fo:color="#000000" style:font-name="Liberation Serif" fo:font-size="13pt" fo:font-style="normal" fo:font-weight="normal" officeooo:rsid="00112dcd" style:font-size-asian="11.3500003814697pt" style:font-style-asian="normal" style:font-weight-asian="normal" style:font-size-complex="13pt" style:font-style-complex="normal" style:font-weight-complex="normal"/>
    </style:style>
    <style:style style:name="T72" style:family="text">
      <style:text-properties fo:color="#000000" style:font-name="Liberation Serif" fo:font-size="13pt" fo:font-style="normal" fo:font-weight="normal" officeooo:rsid="00119f83" style:font-size-asian="11.3500003814697pt" style:font-style-asian="normal" style:font-weight-asian="normal" style:font-size-complex="13pt" style:font-style-complex="normal" style:font-weight-complex="normal"/>
    </style:style>
    <style:style style:name="T73" style:family="text">
      <style:text-properties fo:color="#000000" style:font-name="Liberation Serif" fo:font-size="13pt" officeooo:rsid="00373ca1" style:font-size-asian="13pt" style:font-size-complex="13pt"/>
    </style:style>
    <style:style style:name="T74" style:family="text">
      <style:text-properties fo:color="#000000" style:font-name="Liberation Serif" fo:font-size="13pt" officeooo:rsid="003bb43c" style:font-size-asian="13pt" style:font-size-complex="13pt"/>
    </style:style>
    <style:style style:name="T75" style:family="text">
      <style:text-properties fo:color="#000000" style:font-name="Liberation Serif" fo:font-size="13pt" officeooo:rsid="003ed368" style:font-size-asian="13pt" style:font-size-complex="13pt"/>
    </style:style>
    <style:style style:name="T76" style:family="text">
      <style:text-properties fo:color="#000000" fo:font-size="13pt" officeooo:rsid="003bb43c" style:font-size-asian="13pt" style:font-size-complex="13pt"/>
    </style:style>
    <style:style style:name="T77" style:family="text">
      <style:text-properties fo:color="#000000" fo:font-size="13pt" officeooo:rsid="0043165b" style:font-size-asian="13pt" style:font-size-complex="13pt"/>
    </style:style>
    <style:style style:name="T78" style:family="text">
      <style:text-properties fo:color="#000000" fo:font-size="13pt" officeooo:rsid="004543a0" style:font-size-asian="13pt" style:font-size-complex="13pt"/>
    </style:style>
    <style:style style:name="T79" style:family="text">
      <style:text-properties officeooo:rsid="0022f1b0"/>
    </style:style>
    <style:style style:name="T80" style:family="text">
      <style:text-properties officeooo:rsid="00294d4e"/>
    </style:style>
    <style:style style:name="T81" style:family="text">
      <style:text-properties officeooo:rsid="004543a0"/>
    </style:style>
    <style:style style:name="T82" style:family="text">
      <style:text-properties officeooo:rsid="00468d8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f du projet</text:p>
      <text:p text:style-name="P28"/>
      <text:table-of-content text:style-name="Sect1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65"><text:a xlink:type="simple" xlink:href="#__RefHeading___Toc601_806906019" text:style-name="Index_20_Link" text:visited-style-name="Index_20_Link">Autres fichiers<text:tab/>2</text:a></text:p>
          <text:p text:style-name="P65"><text:a xlink:type="simple" xlink:href="#__RefHeading___Toc475_806906019" text:style-name="Index_20_Link" text:visited-style-name="Index_20_Link">Mode d’emploi<text:tab/>3</text:a></text:p>
          <text:p text:style-name="P66"><text:a xlink:type="simple" xlink:href="#__RefHeading___Toc583_806906019" text:style-name="Index_20_Link" text:visited-style-name="Index_20_Link">Compilation<text:tab/>3</text:a></text:p>
          <text:p text:style-name="P66"><text:a xlink:type="simple" xlink:href="#__RefHeading___Toc585_806906019" text:style-name="Index_20_Link" text:visited-style-name="Index_20_Link">Exécution<text:tab/>3</text:a></text:p>
          <text:p text:style-name="P66"><text:a xlink:type="simple" xlink:href="#__RefHeading___Toc1272_806906019" text:style-name="Index_20_Link" text:visited-style-name="Index_20_Link">Tests<text:tab/>3</text:a></text:p>
          <text:p text:style-name="P70"><text:a xlink:type="simple" xlink:href="#__RefHeading___Toc1274_806906019" text:style-name="Index_20_Link" text:visited-style-name="Index_20_Link">Tests fonctionnels<text:tab/>3</text:a></text:p>
          <text:p text:style-name="P70"><text:a xlink:type="simple" xlink:href="#__RefHeading___Toc1276_806906019" text:style-name="Index_20_Link" text:visited-style-name="Index_20_Link">Tests de fuite mémoire<text:tab/>4</text:a></text:p>
          <text:p text:style-name="P65"><text:a xlink:type="simple" xlink:href="#__RefHeading___Toc369_806906019" text:style-name="Index_20_Link" text:visited-style-name="Index_20_Link">Descriptif de la structure du code développé<text:tab/>5</text:a></text:p>
          <text:p text:style-name="P66"><text:a xlink:type="simple" xlink:href="#__RefHeading___Toc593_806906019" text:style-name="Index_20_Link" text:visited-style-name="Index_20_Link">elf_types.h<text:tab/>5</text:a></text:p>
          <text:p text:style-name="P66"><text:a xlink:type="simple" xlink:href="#__RefHeading___Toc595_806906019" text:style-name="Index_20_Link" text:visited-style-name="Index_20_Link">elf_io.c<text:tab/>5</text:a></text:p>
          <text:p text:style-name="P66"><text:a xlink:type="simple" xlink:href="#__RefHeading___Toc597_806906019" text:style-name="Index_20_Link" text:visited-style-name="Index_20_Link">elf_header.h<text:tab/>5</text:a></text:p>
          <text:p text:style-name="P66"><text:a xlink:type="simple" xlink:href="#__RefHeading___Toc599_806906019" text:style-name="Index_20_Link" text:visited-style-name="Index_20_Link">elf_section_table.h<text:tab/>6</text:a></text:p>
          <text:p text:style-name="P66"><text:a xlink:type="simple" xlink:href="#__RefHeading___Toc605_806906019" text:style-name="Index_20_Link" text:visited-style-name="Index_20_Link">elf_symbol.h<text:tab/>6</text:a></text:p>
          <text:p text:style-name="P66"><text:a xlink:type="simple" xlink:href="#__RefHeading___Toc607_806906019" text:style-name="Index_20_Link" text:visited-style-name="Index_20_Link">elf_section_content.h<text:tab/>6</text:a></text:p>
          <text:p text:style-name="P65"><text:a xlink:type="simple" xlink:href="#__RefHeading___Toc726_845414864" text:style-name="Index_20_Link" text:visited-style-name="Index_20_Link">Fonctionnalités implémentées et manquantes<text:tab/>8</text:a></text:p>
          <text:p text:style-name="P66"><text:a xlink:type="simple" xlink:href="#__RefHeading___Toc728_845414864" text:style-name="Index_20_Link" text:visited-style-name="Index_20_Link">Fonctionnalités implémentées<text:tab/>8</text:a></text:p>
          <text:p text:style-name="P66"><text:a xlink:type="simple" xlink:href="#__RefHeading___Toc730_845414864" text:style-name="Index_20_Link" text:visited-style-name="Index_20_Link">Fonctionnalités manquantes<text:tab/>8</text:a></text:p>
          <text:p text:style-name="P65"><text:a xlink:type="simple" xlink:href="#__RefHeading___Toc732_845414864" text:style-name="Index_20_Link" text:visited-style-name="Index_20_Link">Bogues connus<text:tab/>9</text:a></text:p>
          <text:p text:style-name="P65"><text:a xlink:type="simple" xlink:href="#__RefHeading___Toc734_845414864" text:style-name="Index_20_Link" text:visited-style-name="Index_20_Link">Description des tests<text:tab/>10</text:a></text:p>
        </text:index-body>
      </text:table-of-content>
      <text:h text:style-name="P62" text:outline-level="1"><text:bookmark-start text:name="__RefHeading___Toc601_806906019"/>Autres fichiers<text:bookmark-end text:name="__RefHeading___Toc601_806906019"/></text:h>
      <text:p text:style-name="Text_20_body"/>
      <text:p text:style-name="P40"><text:tab/><text:span text:style-name="T80">Tous les fichiers de documentation sont présents dans le répertoire doc.</text:span></text:p>
      <text:p text:style-name="P41">Explication_elf.png :</text:p>
      <text:p text:style-name="P41"><text:tab/>Schéma explicatif de la première phase, afin d’aider à la compréhension de l’organisation du contenu d’un fichier ELF.</text:p>
      <text:p text:style-name="P41">journal.pdf :</text:p>
      <text:p text:style-name="P41"><text:tab/>Journal de bord mis à jour quotidiennement.</text:p>
      <text:h text:style-name="P63" text:outline-level="1"><text:bookmark-start text:name="__RefHeading___Toc475_806906019"/>Mode d’emploi<text:bookmark-end text:name="__RefHeading___Toc475_806906019"/></text:h>
      <text:p text:style-name="P14"/>
      <text:h text:style-name="Heading_20_2" text:outline-level="2"><text:bookmark-start text:name="__RefHeading___Toc583_806906019"/>Compilation<text:bookmark-end text:name="__RefHeading___Toc583_806906019"/></text:h>
      <text:p text:style-name="P15"/>
      <text:p text:style-name="P2"><text:tab/>Nous avions des difficultés à comprendre le fonctionnement des outils automake/autoconf. C’est pourquoi nous avons préféré écrire notre propre Makefile. Chaque programme est compilé de façon à pouvoir être débuggé.</text:p>
      <text:p text:style-name="P2"><text:tab/>Chaque programme se présentant sous la forme <text:span text:style-name="T14">read-*.c</text:span><text:span text:style-name="T12"> </text:span>est compilable selon la même structure</text:p>
      <text:p text:style-name="P2"><text:tab/><text:tab/><text:span text:style-name="T14">make bin/dobby-read-*</text:span></text:p>
      <text:p text:style-name="P26"/>
      <text:h text:style-name="Heading_20_2" text:outline-level="2"><text:bookmark-start text:name="__RefHeading___Toc585_806906019"/>Exécution<text:bookmark-end text:name="__RefHeading___Toc585_806906019"/></text:h>
      <text:p text:style-name="P11"/>
      <text:p text:style-name="P6"><text:span text:style-name="T42"><text:tab/></text:span><text:span text:style-name="T1">Chaque exécutable (se présentant alors sous la forme </text:span><text:span text:style-name="T17">read-*</text:span><text:span text:style-name="T1"> ) </text:span><text:span text:style-name="T2">s’exécute via la commande</text:span></text:p>
      <text:p text:style-name="P6"><text:span text:style-name="T2"><text:tab/><text:tab/></text:span><text:span text:style-name="T15">./bin/dobby-read-* </text:span><text:span text:style-name="T16">&lt; </text:span><text:span text:style-name="T15">arguments </text:span><text:span text:style-name="T16">&gt;</text:span></text:p>
      <text:p text:style-name="P10"/>
      <text:p text:style-name="P33"><text:span text:style-name="T71"><text:tab/>Pour la plupart des exécutables, </text:span><text:span text:style-name="T72">l’argument demandé est un fichier elf, se trouvant dans le répertoire </text:span><text:span text:style-name="T18">tests/ARM_SOURCE/</text:span><text:span text:style-name="T72">.</text:span></text:p>
      <text:p text:style-name="P3"><text:tab/><text:span text:style-name="T43">Le programme read-section-content est une exception. Plusieurs arguments sont demandés : un fichier elf, <text:s/>-s | -i selon si la section est indiquée par son nom ou par un numéro (s pour le nom et i pour le numéro), et le nom ou le numéro de la section souhaitée. La commande se présente alors sous la forme</text:span></text:p>
      <text:p text:style-name="P1"><text:tab/><text:tab/><text:span text:style-name="T36">./</text:span><text:span text:style-name="T37">bin/dobby-read-section-content &lt; fichier elf &gt; &lt; -s | -i &gt; <text:line-break/><text:tab/><text:tab/>&lt; section souhaitée &gt;</text:span></text:p>
      <text:p text:style-name="P4">ou</text:p>
      <text:p text:style-name="P5"><text:tab/><text:tab/><text:span text:style-name="T36">./bin/dobby-read-section-content &lt; -s | -i &gt; &lt; section souhaitée &gt; <text:line-break/><text:tab/><text:tab/>&lt; fichier elf &gt;</text:span></text:p>
      <text:p text:style-name="P42"/>
      <text:h text:style-name="Heading_20_2" text:outline-level="2"><text:bookmark-start text:name="__RefHeading___Toc1272_806906019"/>Tests<text:bookmark-end text:name="__RefHeading___Toc1272_806906019"/></text:h>
      <text:p text:style-name="P52"/>
      <text:h text:style-name="Heading_20_3" text:outline-level="3"><text:bookmark-start text:name="__RefHeading___Toc1274_806906019"/>Tests fonctionnels<text:bookmark-end text:name="__RefHeading___Toc1274_806906019"/></text:h>
      <text:p text:style-name="P35"/>
      <text:p text:style-name="Standard"><text:tab/><text:span text:style-name="T9">Les tests peuvent tous être exécutés d’un coup sur tous les exécutables, pour cela, il faut se placer dans le répertoire </text:span><text:span text:style-name="T25">/tests</text:span><text:span text:style-name="T9"> et lancer</text:span></text:p>
      <text:p text:style-name="Standard"><text:span text:style-name="T9"><text:tab/><text:tab/></text:span><text:span text:style-name="T25">./launch_all_test.sh</text:span></text:p>
      <text:p text:style-name="Standard"><text:span text:style-name="T9"><text:tab/>Chaque test peut être lancé individuellement, en se plaçant dans </text:span><text:span text:style-name="T25">/test/launch</text:span><text:span text:style-name="T9">. La commande à effectuer est alors</text:span></text:p>
      <text:p text:style-name="Standard"><text:span text:style-name="T9"><text:tab/><text:tab/></text:span><text:span text:style-name="T25">./test/launch_test_*.sh <text:s/>../bin/dobby-read-* <text:s/>./ARM_*/example*</text:span></text:p>
      <text:p text:style-name="P53"><text:tab/>Les fichiers se trouvant dans ARM_BIN sont les exécutables, et ceux se trouvant dans ARM_OBJ sont les fichiers objets.</text:p>
      <text:p text:style-name="P38"><text:span text:style-name="T5"><text:tab/>Si la commande </text:span><text:span text:style-name="T20">echo </text:span><text:span text:style-name="T41">"</text:span><text:span text:style-name="T20">$?</text:span><text:span text:style-name="T41">"</text:span><text:span text:style-name="T5"> renvoi 0, alors il n’y a pas d’erreur.</text:span></text:p>
      <text:h text:style-name="P69" text:outline-level="3"><text:bookmark-start text:name="__RefHeading___Toc1276_806906019"/>Tests de fuite mémoire<text:bookmark-end text:name="__RefHeading___Toc1276_806906019"/></text:h>
      <text:p text:style-name="P35"/>
      <text:p text:style-name="Standard"><text:tab/><text:span text:style-name="T77">Pour lancer les tests de fuite mémoire, il faut se placer dans /tests/ et lancer la commande</text:span></text:p>
      <text:p text:style-name="Standard"><text:span text:style-name="T77"><text:tab/><text:tab/></text:span><text:span text:style-name="T26">./dobby_valgrind.sh</text:span></text:p>
      <text:h text:style-name="P62" text:outline-level="1"><text:bookmark-start text:name="__RefHeading___Toc369_806906019"/>Descriptif de la structure du code développé<text:bookmark-end text:name="__RefHeading___Toc369_806906019"/></text:h>
      <text:p text:style-name="P60"/>
      <text:h text:style-name="Heading_20_2" text:outline-level="2"><text:bookmark-start text:name="__RefHeading___Toc593_806906019"/>elf_types.h<text:bookmark-end text:name="__RefHeading___Toc593_806906019"/></text:h>
      <text:p text:style-name="P12"/>
      <text:p text:style-name="P7"><text:tab/><text:span text:style-name="T3">Les structures nécessaires à la définition du type </text:span><text:span text:style-name="T4">ELF</text:span><text:span text:style-name="T3"> se trouvent chacune dans les fichiers </text:span><text:span text:style-name="T19">elf_types_*.h</text:span><text:span text:style-name="T45">, et sont la retranscription des types définis dans la documentation spécifiant le format ELF.</text:span></text:p>
      <text:p text:style-name="P17"><text:span text:style-name="T68"><text:tab/></text:span><text:span text:style-name="T69">Le fichier </text:span><text:span text:style-name="T27">elf_</text:span><text:span text:style-name="T28">file</text:span><text:span text:style-name="T27">.h</text:span><text:span text:style-name="T69"> quant à lui défini une structure permettant d’enregistrer en mémoire toutes ces informations.</text:span></text:p>
      <text:p text:style-name="P13"/>
      <text:h text:style-name="Heading_20_2" text:outline-level="2"><text:bookmark-start text:name="__RefHeading___Toc595_806906019"/><text:span text:style-name="T79">elf_io</text:span>.c<text:bookmark-end text:name="__RefHeading___Toc595_806906019"/></text:h>
      <text:p text:style-name="P34"/>
      <text:p text:style-name="P8"><text:tab/>Le fichier <text:span text:style-name="T40">elf_io</text:span><text:span text:style-name="T13">.c</text:span><text:span text:style-name="T44"> </text:span>contient les différentes fonctions permettant de lire et écrire octet par octet dans un fichier ou dans une chaîne de caractères. Ces fonctions sont définies dans <text:span text:style-name="T40">elf_io</text:span><text:span text:style-name="T13">.h</text:span> <text:span text:style-name="T49">et nécessitent la fonction </text:span><text:span text:style-name="T38">is_</text:span><text:span text:style-name="T39">b</text:span><text:span text:style-name="T38">ig_</text:span><text:span text:style-name="T39">e</text:span><text:span text:style-name="T38">ndian()</text:span><text:span text:style-name="T49"> définie dans </text:span><text:span text:style-name="T38">utils.h</text:span><text:span text:style-name="T49">.</text:span></text:p>
      <text:p text:style-name="P8"/>
      <text:p text:style-name="P32"><text:tab/>Lecture dans un fichier</text:p>
      <text:p text:style-name="Preformatted_20_Text"><text:tab/><text:tab/><text:span text:style-name="T20">size_t fread_*bits(void *ptr, size_t nmemb, FILE *stream)</text:span></text:p>
      <text:p text:style-name="P21"/>
      <text:p text:style-name="P21"><text:tab/><text:span text:style-name="T51">Ecriture dans un fichier</text:span></text:p>
      <text:p text:style-name="P22"><text:span text:style-name="T51"><text:tab/><text:tab/></text:span><text:span text:style-name="T46">size_t f</text:span><text:span text:style-name="T47">write</text:span><text:span text:style-name="T46">_*bits(void *ptr, size_t nmemb, FILE *stream)</text:span></text:p>
      <text:p text:style-name="P22"/>
      <text:p text:style-name="P22"><text:tab/><text:span text:style-name="T66">Lecture dans un</text:span><text:span text:style-name="T67">e chaîne de caractères</text:span></text:p>
      <text:p text:style-name="P9"><text:tab/><text:tab/><text:span text:style-name="T13">size_t fread_*bits(void *ptr, size_t nmemb, FILE *stream)</text:span></text:p>
      <text:p text:style-name="P22"/>
      <text:p text:style-name="P22"><text:tab/><text:span text:style-name="T51">Ecriture dans une chaîne de caractères</text:span></text:p>
      <text:p text:style-name="P22"><text:span text:style-name="T51"><text:tab/><text:tab/></text:span>size_t f<text:span text:style-name="T49">write</text:span>_*bits(void *ptr, size_t nmemb, FILE *stream)</text:p>
      <text:p text:style-name="P24"/>
      <text:h text:style-name="Heading_20_2" text:outline-level="2"><text:bookmark-start text:name="__RefHeading___Toc597_806906019"/>elf_header.h<text:bookmark-end text:name="__RefHeading___Toc597_806906019"/></text:h>
      <text:p text:style-name="P25"/>
      <text:p text:style-name="P23"><text:tab/><text:span text:style-name="T52">Definition du type Err_ELF_Header, qui sert à vérifier si les données lues sont bien correctes, et si non, indique quelle partie du header a été mal lue. </text:span><text:span text:style-name="T63">Le fichier elf_header.h contient également la déclaration des fonctions écrite dans elf_header.c, et servent à la lecture / écriture du header d’un fichier au format ELF.</text:span></text:p>
      <text:p text:style-name="P54"/>
      <text:p text:style-name="P23"><text:span text:style-name="T52"><text:tab/></text:span><text:span text:style-name="T62">Lecture du header d’un fichier ELF dans une variable de type Elf32_Ehdr</text:span></text:p>
      <text:p text:style-name="P30"><text:span text:style-name="T53"><text:tab/><text:tab/></text:span><text:span text:style-name="T29">Err_ELF_Header read_elf_header(FILE *f, Elf32_Ehdr *hdr)</text:span></text:p>
      <text:p text:style-name="P54"><text:tab/></text:p>
      <text:p text:style-name="P30"><text:span text:style-name="T53"><text:tab/></text:span><text:span text:style-name="T54">Ecriture du header depuis une variable de type Elf32_Ehdr dans un fichier</text:span></text:p>
      <text:p text:style-name="P30"><text:span text:style-name="T54"><text:tab/><text:tab/></text:span><text:span text:style-name="T30">Void write_elf_header(FILE *f, Elf32_Ehdr hdr)</text:span></text:p>
      <text:p text:style-name="P55"><text:tab/></text:p>
      <text:p text:style-name="P31"><text:span text:style-name="T55"><text:tab/></text:span><text:span text:style-name="T56">Affichage du header</text:span></text:p>
      <text:p text:style-name="P30"><text:span text:style-name="T56"><text:tab/><text:tab/></text:span><text:span text:style-name="T31">void display_header(Elf32_Ehdr *hdr)</text:span></text:p>
      <text:p text:style-name="P45"/>
      <text:p text:style-name="P30"><text:span text:style-name="T54"><text:tab/></text:span><text:span text:style-name="T56">La gestion des erreur aura été particulièrement utile pour détecter les diverses erreurs liées notamment à la configuration en Big </text:span><text:span text:style-name="T58">E</text:span><text:span text:style-name="T56">ndian / Little </text:span><text:span text:style-name="T58">E</text:span><text:span text:style-name="T56">ndian du fichier ELF.</text:span></text:p>
      <text:p text:style-name="P57"><text:soft-page-break/></text:p>
      <text:h text:style-name="P67" text:outline-level="2"><text:bookmark-start text:name="__RefHeading___Toc599_806906019"/><text:span text:style-name="T65">e</text:span><text:span text:style-name="T50">lf_section_table.h</text:span><text:bookmark-end text:name="__RefHeading___Toc599_806906019"/></text:h>
      <text:p text:style-name="P35"/>
      <text:p text:style-name="Standard"><text:span text:style-name="T64"><text:tab/></text:span><text:span text:style-name="T57">Définition des fonctions écrites dans </text:span><text:span text:style-name="T32">elf_section_table.c</text:span><text:span text:style-name="T57">, qui lisent / écrivent la section table d’un fichier au format ELF.</text:span></text:p>
      <text:p text:style-name="P56"/>
      <text:p text:style-name="Standard"><text:span text:style-name="T35"><text:tab/></text:span><text:span text:style-name="T61">Lec</text:span><text:span text:style-name="T59">ture de la section table </text:span><text:span text:style-name="T60">d’un fichier ELF</text:span><text:span text:style-name="T59">, qui est stockée dans la variable </text:span><text:span text:style-name="T34">e_table</text:span><text:span text:style-name="T59"> de type Elf32_Shdr<text:line-break/><text:tab/><text:tab/></text:span><text:span text:style-name="T33">void read_elf_section_table(FILE *f, Elf32_Ehdr *header, <text:line-break/><text:tab/><text:tab/>Elf32_Shdr e_table[ ])</text:span></text:p>
      <text:p text:style-name="P46"/>
      <text:p text:style-name="Standard"><text:span text:style-name="T33"><text:tab/></text:span><text:span text:style-name="T60">Ecriture de la section table d’un fichier au format ELF<text:line-break/><text:tab/><text:tab/></text:span><text:span text:style-name="T33">void write_elf_section_table(FILE *f, Elf32_Ehdr header, <text:line-break/><text:tab/><text:tab/>Elf32_Shdr e_table[ ])</text:span></text:p>
      <text:p text:style-name="P46"/>
      <text:p text:style-name="Standard"><text:span text:style-name="T33"><text:tab/></text:span><text:span text:style-name="T61">Affichage de la section table d’un fichier au format ELF</text:span></text:p>
      <text:p text:style-name="Standard"><text:span text:style-name="T61"><text:tab/><text:tab/></text:span><text:span text:style-name="T33">void display_section_table(Elf32_Ehdr *header, Elf32_Shdr e_table[ ], <text:tab/><text:tab/>unsigned char *str_table)</text:span></text:p>
      <text:p text:style-name="P43"/>
      <text:h text:style-name="P68" text:outline-level="2"><text:bookmark-start text:name="__RefHeading___Toc605_806906019"/><text:span text:style-name="T48">e</text:span><text:span text:style-name="T46">lf_symbol.h</text:span><text:bookmark-end text:name="__RefHeading___Toc605_806906019"/></text:h>
      <text:p text:style-name="P35"/>
      <text:p text:style-name="P37"><text:tab/><text:span text:style-name="T6">Définition des fonctions écrites dans </text:span><text:span text:style-name="T21">elf_symbol.c</text:span><text:span text:style-name="T6">, qui lisent / écrivent la table des symboles d’un fichier au format ELF.</text:span></text:p>
      <text:p text:style-name="Standard"/>
      <text:p text:style-name="Standard"><text:span text:style-name="T33"><text:tab/></text:span><text:span text:style-name="T70">Lecture de la table des symboles d’un fichier au format ELF</text:span></text:p>
      <text:p text:style-name="P20"><text:span text:style-name="T10"><text:tab/><text:tab/></text:span><text:span text:style-name="T5">void read_elf_symbol_table(unsigned char* symtab, Elf32_Shdr* <text:tab/><text:tab/><text:tab/>symbol_header, Elf32_Sym sym_table[ ])</text:span></text:p>
      <text:p text:style-name="P47"/>
      <text:p text:style-name="P36"><text:span text:style-name="T20"><text:tab/></text:span><text:span text:style-name="T73">Affichage de la table des symboles d’un fichier au format ELF</text:span></text:p>
      <text:p text:style-name="P48"><text:tab/><text:tab/>void display_symbol_table(Elf32_Sym sym_table[ ], <text:line-break/><text:tab/><text:tab/>unsigned int num_symbols, unsigned char *string_table, <text:line-break/><text:tab/><text:tab/>unsigned char *section_name)</text:p>
      <text:p text:style-name="P44"/>
      <text:h text:style-name="Heading_20_2" text:outline-level="2"><text:bookmark-start text:name="__RefHeading___Toc607_806906019"/>elf_section_content.h<text:bookmark-end text:name="__RefHeading___Toc607_806906019"/></text:h>
      <text:p text:style-name="P18"/>
      <text:p text:style-name="P19"><text:tab/><text:span text:style-name="T7">Définition des fonctions écrites dans elf_section_content.c, qui servent à lire / écrire le contenu d’une section d’un fichier au format ELF.</text:span></text:p>
      <text:p text:style-name="P58"/>
      <text:p text:style-name="P16"><text:span text:style-name="T7"><text:tab/></text:span><text:span text:style-name="T8">Lecture d’une section donnée d’un fichier ELF</text:span></text:p>
      <text:p text:style-name="P16"><text:span text:style-name="T7"><text:tab/><text:tab/></text:span><text:span text:style-name="T22">unsigned char * read_elf_section_content(FILE *f, Elf32_Shdr shdr)</text:span></text:p>
      <text:p text:style-name="P49"><text:tab/></text:p>
      <text:p text:style-name="P16"><text:span text:style-name="T22"><text:tab/></text:span><text:span text:style-name="T76">Lecture de toutes les sections d’un fichier ELF (utilise alors la fonction </text:span><text:span text:style-name="T23">read_elf_section_content</text:span><text:span text:style-name="T76">)</text:span></text:p>
      <text:p text:style-name="Standard"><text:span text:style-name="T74"><text:tab/><text:tab/></text:span><text:span text:style-name="T23">int read_elf_all_section_content(FILE *f, Elf32_Ehdr hdr, <text:line-break/><text:tab/><text:tab/>Elf32_Shdr shdr[ ], unsigned char *tab[ ])</text:span></text:p>
      <text:p text:style-name="P39"><text:span text:style-name="T23"><text:tab/></text:span><text:span text:style-name="T75">Ecriture d’une section donnée d’un fichier ELF</text:span></text:p>
      <text:p text:style-name="P50"><text:tab/><text:tab/>void write_elf_section_content(FILE *f, Elf32_Shdr shdr, <text:line-break/><text:tab/><text:tab/>unsigned char *content)</text:p>
      <text:p text:style-name="P50"/>
      <text:p text:style-name="P37"><text:span text:style-name="T23"><text:tab/></text:span><text:span text:style-name="T75">Ecriture de toutes les sections d’un fichier ELF (utilise la fonction</text:span><text:span text:style-name="T24"> write_elf_section_content</text:span><text:span text:style-name="T75">)</text:span></text:p>
      <text:p text:style-name="P37"><text:span text:style-name="T75"><text:tab/><text:tab/></text:span><text:span text:style-name="T24">void write_elf_all_section_content(FILE *f, Elf32_Half shnum, <text:tab/><text:tab/><text:tab/>Elf32_Shdr shdr[ ], unsigned char *content[ ])</text:span></text:p>
      <text:p text:style-name="P51"/>
      <text:p text:style-name="P37"><text:span text:style-name="T24"><text:tab/></text:span><text:span text:style-name="T75">Affichage de toutes les sections d’un fichier ELF</text:span></text:p>
      <text:p text:style-name="P51"><text:tab/><text:tab/>void display_elf_section_content(unsigned char *content, <text:line-break/><text:tab/><text:tab/>Elf32_Word size)</text:p>
      <text:h text:style-name="P64" text:outline-level="1"><text:bookmark-start text:name="__RefHeading___Toc726_845414864"/>Fonctionnalités implémentées et manquantes<text:bookmark-end text:name="__RefHeading___Toc726_845414864"/></text:h>
      <text:h text:style-name="Heading_20_2" text:outline-level="2"><text:bookmark-start text:name="__RefHeading___Toc728_845414864"/>Fonctionnalités implémentées<text:bookmark-end text:name="__RefHeading___Toc728_845414864"/></text:h>
      <text:p text:style-name="P35"/>
      <text:p text:style-name="Standard"><text:tab/><text:span text:style-name="T78">Affichage de l’en-tête</text:span></text:p>
      <text:p text:style-name="Standard"><text:span text:style-name="T78"><text:tab/>Affichage de la table des sections<text:line-break/><text:tab/>Affichage du contenu d’une section<text:line-break/><text:tab/>Affichage de la table des symboles<text:line-break/><text:tab/>Affichage de la table de réimplantation<text:line-break/><text:tab/>Renumérotation des sections<text:line-break/><text:tab/>Correction des symboles</text:span></text:p>
      <text:p text:style-name="P35"/>
      <text:h text:style-name="Heading_20_2" text:outline-level="2"><text:bookmark-start text:name="__RefHeading___Toc730_845414864"/>Fonctionnalités manquantes<text:bookmark-end text:name="__RefHeading___Toc730_845414864"/></text:h>
      <text:p text:style-name="P35"/>
      <text:p text:style-name="Standard"><text:tab/><text:span text:style-name="T81">Réimplantations de type R_ARM_ABS*</text:span></text:p>
      <text:p text:style-name="Standard"><text:tab/><text:span text:style-name="T81">Réimplantations de type R_ARM_JUMP24 et R_ARM_CALL</text:span></text:p>
      <text:p text:style-name="Standard"><text:tab/><text:span text:style-name="T81">Interfaçage avec le simulateur ARM</text:span></text:p>
      <text:p text:style-name="Standard"><text:tab/><text:span text:style-name="T82">Exécution avec arm-eabi-run</text:span></text:p>
      <text:h text:style-name="P62" text:outline-level="1"><text:bookmark-start text:name="__RefHeading___Toc732_845414864"/>Bogues connus<text:bookmark-end text:name="__RefHeading___Toc732_845414864"/></text:h>
      <text:h text:style-name="P62" text:outline-level="1"><text:bookmark-start text:name="__RefHeading___Toc734_845414864"/>Description des tests<text:bookmark-end text:name="__RefHeading___Toc734_845414864"/></text:h>
      <text:h text:style-name="P6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5:11.695439642</meta:creation-date>
    <dc:date>2019-01-09T22:28:30.545000000</dc:date>
    <meta:editing-duration>PT2H51M38S</meta:editing-duration>
    <meta:editing-cycles>45</meta:editing-cycles>
    <meta:generator>LibreOffice/5.4.6.2$Windows_X86_64 LibreOffice_project/4014ce260a04f1026ba855d3b8d91541c224eab8</meta:generator>
    <meta:document-statistic meta:table-count="0" meta:image-count="0" meta:object-count="0" meta:page-count="10" meta:paragraph-count="112" meta:word-count="962" meta:character-count="6885" meta:non-whitespace-character-count="5894"/>
  </office:meta>
</office:document-meta>
</file>